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LHUALLAGA CORPORACION S.R.L.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SILVA CHAMORRO JUAN ISAAC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DELHUALLAGA CORPORACION SRL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GALLINA BB ROJA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24:29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